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822" officeooo:paragraph-rsid="0014b822"/>
    </style:style>
    <style:style style:name="P2" style:family="paragraph" style:parent-style-name="Standard">
      <style:text-properties officeooo:rsid="0014b822" officeooo:paragraph-rsid="0014b822"/>
    </style:style>
    <style:style style:name="P3" style:family="paragraph" style:parent-style-name="Standard">
      <style:text-properties officeooo:rsid="0014b822" officeooo:paragraph-rsid="00166a4b"/>
    </style:style>
    <style:style style:name="P4" style:family="paragraph" style:parent-style-name="Standard">
      <style:text-properties officeooo:rsid="00166a4b" officeooo:paragraph-rsid="0014b822"/>
    </style:style>
    <style:style style:name="P5" style:family="paragraph" style:parent-style-name="Standard">
      <style:text-properties officeooo:rsid="00166a4b" officeooo:paragraph-rsid="00166a4b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66a4b" officeooo:paragraph-rsid="00166a4b"/>
    </style:style>
    <style:style style:name="T1" style:family="text">
      <style:text-properties officeooo:rsid="00166a4b"/>
    </style:style>
    <style:style style:name="T2" style:family="text">
      <style:text-properties officeooo:rsid="0014b822"/>
    </style:style>
    <style:style style:name="T3" style:family="text">
      <style:text-properties style:font-name="Liberation Serif" officeooo:rsid="0014b8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</text:span>ntroduã<text:span text:style-name="T1">o:</text:span></text:p>
      <text:p text:style-name="P5">O jogo criar os jogadores através da quantidade lida pelo teclado, podendo eles escolherem sua cor.</text:p>
      <text:p text:style-name="P4">Cria os países atravez de dados em um arquivo .txt, que são distribuidos aleatoriamente entre os jogadores. Apos isto o jogo escolhe aleatoriamente a ordem de qual jogador vai jogar primeiro.</text:p>
      <text:p text:style-name="P4">O jogo contem apenas um objetivo de conquistar 15 países, ate que alguém o conclua o jogo não acaba;</text:p>
      <text:p text:style-name="P4">Em uma rodada os jogadores podem adiciona o exercitos nos países que são donos, esta quantidade e a metade dos países que possuem. Ao adicionar os militares quando um pais fica com mais de um militar, ele é colocado em uma lista de pais de ação do jogador.</text:p>
      <text:p text:style-name="P4">Após adicionar os países é verificado se são donos de um continente completo, caso sim o jogador adiciona uma quantidade bônus de militares em seus países, esta quantidade depende de qual continente ele é dono e os militares também variam com cada continente.</text:p>
      <text:p text:style-name="P4">As ações que um jogador pode realizar em uma rodada são vizualizar os países que ele é dono,</text:p>
      <text:p text:style-name="P4">declarar ataque aos países vizinhos dos países que ele é dono, mover seus exercitos de um país para um pais vizinho. Depois que comecar mover exercito só poderá atacar novamente na próxima rodada. Por ultimo ele pode passar a vez.</text:p>
      <text:p text:style-name="P4">Os ataques funcionam com base em uma lista que contem os países com mais de um militar. O jogador pode escolher países desta lista para atacar os países inimigos.</text:p>
      <text:p text:style-name="P1"><text:span text:style-name="T1">Quando ele escolhe o pais, que sera usado para atacar ele tem que escolher entre os militares que estão no pais uma quantidade de no máximo 3 militares para irem à guerra, caso o pais não tenha mais que 3 militares ele tem que escolher uma quantidade que fique pelo menos 1 militar vigiando o pais. Logo após o jogador escolhe qual pais des</text:span>eja atacar.</text:p>
      <text:p text:style-name="P1">A defesa do jogador oponente tem base apenas de escolher a quantidade e quais os tipos de militares vão defender o pais. O defensor pode escolher ate 3 militares que estão no pais, neste caso não ha exigência de deixar um de “guarda”.</text:p>
      <text:p text:style-name="P1">Caso o atacante escolha mais militares que o defensor ou vice e versa a quantidade de combates que acontecera é a de quem escolheu menos militares.</text:p>
      <text:p text:style-name="P1">Quando um soldado perde o combate ele é removido de seus pais. Caso o pais defensor perca todos seus soldados ele é conquistado e passa a pertencer ao jogador atacante, o militar que venceu a ultima luta é retirado do pais que estava e passa à guardar o pais conquistado.</text:p>
      <text:p text:style-name="P1">Quando o <text:span text:style-name="T1">defensor</text:span> ganha uma luta o militar do pais atacante é removido.</text:p>
      <text:p text:style-name="P1">Tanto o jogador atacante quanto o jogador defensor quando ficam com apenas um militar em um pais, este pais é removido da lista de países de ação, não poderendo ser usado para ataque nem movimento.</text:p>
      <text:p text:style-name="P1">O sistema de movimento no jogo também funciona com base na lista de países de ação.</text:p>
      <text:p text:style-name="P1">Um jogador pode retirar exercitos de um pais nesta lista e colocar em um pais vizinho, caso o pais fique apenas com um exercito o pais é retirado da lista de países de ação. Os países que tinham apenas um exercito e que recebem novos exercitos ao mover entram na lista de países de ação.</text:p>
      <text:p text:style-name="P1">No fim de cada rodada o jogo verifica se o objetivo foi concluído, caso tenha sido é mostrado na tela a cor do jogador vencedor, o numero de países, de exercito e quantidade de rodadas que o jogo durou.</text:p>
      <text:p text:style-name="P1"/>
      <text:p text:style-name="P5">Conclução</text:p>
      <text:p text:style-name="P5"/>
      <text:p text:style-name="P6">I<text:span text:style-name="T3">nfelizmente não consegui implementar os testes e o cogido ainda tem alguns bugs que ainda estarei corrigindo. Mas foi possível entender um pouco como funciona a manipulação de objetos, que por referencia posso cuidar de um objeto sem ter que sobrecarrega-lo com ações, que um objetos podem fazer tarefas e entregar os resultados à outro objeto simplificando o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00:03:11.640856397</meta:creation-date>
    <dc:date>2018-04-30T00:23:05.888966566</dc:date>
    <meta:editing-duration>PT19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647" meta:character-count="3621" meta:non-whitespace-character-count="2994"/>
  </office:meta>
</office:document-meta>
</file>